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radNorm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X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Y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Scale for R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cale for LD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GN for W</text:p>
          </table:table-cell>
          <table:table-cell office:value-type="string" calcext:value-type="string">
            <text:p>Two Opts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Opt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C on all</text:p>
          </table:table-cell>
          <table:table-cell office:value-type="string" calcext:value-type="string">
            <text:p>LDS on all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wo Opts</text:p>
          </table:table-cell>
        </table:table-row>
      </table:table>
      <table:named-expressions/>
      <table:database-ranges>
        <table:database-range table:name="__Anonymous_Sheet_DB__0" table:target-range-address="Sheet1.A2:Sheet1.I258" table:display-filter-buttons="true">
          <table:filter>
            <table:filter-and>
              <table:filter-condition table:field-number="1" table:value="MLP" table:operator="="/>
              <table:filter-condition table:field-number="2" table:value="RC on all" table:operator="="/>
              <table:filter-condition table:field-number="7" table:value="None" table:operator="="/>
              <table:filter-condition table:field-number="8" table:value="One Op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00/00/00</text:date>, <text:time style:data-style-name="N2" text:time-value="01:08:23.4121391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01:04:58.212611835</meta:creation-date>
    <dc:date>2017-01-04T20:39:56.821656294</dc:date>
    <meta:editing-duration>PT19H30M56S</meta:editing-duration>
    <meta:editing-cycles>12</meta:editing-cycles>
    <meta:generator>LibreOffice/4.2.8.2$Linux_X86_64 LibreOffice_project/420m0$Build-2</meta:generator>
    <meta:document-statistic meta:table-count="1" meta:cell-count="2313" meta:object-count="0"/>
  </office:meta>
</office:document-meta>
</file>